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MAN" svg:font-family="ROMA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outline1">
      <style:graphic-properties fo:min-height="9.135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T1" style:family="text">
      <style:text-properties style:font-name="Times New Roman" fo:font-size="26pt" style:font-size-asian="26pt" style:font-size-complex="26pt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Estimate The Crop Yield Using Data Analytics</text:p>
          </draw:text-box>
        </draw:frame>
        <draw:frame presentation:style-name="pr2" draw:text-style-name="P1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/><text:span text:style-name="T1">Crop yield prediction using Data Analytics</text:span></text:p>
          </draw:text-box>
        </draw:frame>
        <draw:frame presentation:style-name="pr5" draw:layer="layout" svg:width="25.199cm" svg:height="9.134cm" svg:x="1.4cm" svg:y="3.605cm" presentation:class="outline" presentation:user-transformed="true">
          <draw:text-box>
            <text:p/>
            <text:p><text:span text:style-name="T2">In India crop yield is season dependent and majorly influenced by the biological and economic</text:span></text:p>
            <text:p><text:span text:style-name="T2">causes of an individual crop. Reporting of progressive agricultural yield in all the seasons is an simple task</text:span></text:p>
            <text:p><text:span text:style-name="T2">and an advantageous task for every nation with respect to assesses the overall crop yield prediction and</text:span></text:p>
            <text:p><text:span text:style-name="T2">estimation. At present a common issue worldwide is, farmers are stressed in producing higher crop yield due</text:span></text:p>
            <text:p><text:span text:style-name="T2">to the influence of unpredictable climatic changes and significant reduction of water resource worldwide. A</text:span></text:p>
            <text:p><text:span text:style-name="T2">study was carried out to collect the data on India climatic changes and the available water resources which</text:span></text:p>
            <text:p><text:span text:style-name="T2">can be used to encourage advanced and novel approaches such as data analytics to retrieve the</text:span></text:p>
            <text:p><text:span text:style-name="T2">information of the previous results to the crop yield prediction and estimation. Study imported that the</text:span></text:p>
            <text:p><text:span text:style-name="T2">selection and usage of the most desirable crop according to the existing conditions, support to achieve the</text:span></text:p>
            <text:p><text:span text:style-name="T2">higher and enhanced crop yiel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MAN" svg:font-family="ROMA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6T16:49:06.308000000</meta:creation-date>
    <meta:editing-duration>PT53M42S</meta:editing-duration>
    <meta:editing-cycles>2</meta:editing-cycles>
    <meta:generator>LibreOffice/7.4.0.3$Windows_X86_64 LibreOffice_project/f85e47c08ddd19c015c0114a68350214f7066f5a</meta:generator>
    <dc:title>Beehive</dc:title>
    <dc:date>2022-09-26T17:42:48.154000000</dc:date>
    <meta:document-statistic meta:object-count="144"/>
  </office:meta>
</office:document-meta>
</file>